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c9d4b" officeooo:paragraph-rsid="000c9d4b"/>
    </style:style>
    <style:style style:name="P2" style:family="paragraph" style:parent-style-name="Text_20_body">
      <style:text-properties officeooo:rsid="000d4e92" officeooo:paragraph-rsid="000d4e92"/>
    </style:style>
    <style:style style:name="P3" style:family="paragraph" style:parent-style-name="Text_20_body">
      <style:text-properties officeooo:rsid="0024571f" officeooo:paragraph-rsid="0024571f"/>
    </style:style>
    <style:style style:name="P4" style:family="paragraph" style:parent-style-name="Text_20_body">
      <style:text-properties officeooo:rsid="0037386e" officeooo:paragraph-rsid="0037386e"/>
    </style:style>
    <style:style style:name="P5" style:family="paragraph" style:parent-style-name="Title">
      <style:text-properties officeooo:rsid="000c9d4b" officeooo:paragraph-rsid="000c9d4b"/>
    </style:style>
    <style:style style:name="P6" style:family="paragraph" style:parent-style-name="Text_20_body">
      <style:text-properties officeooo:rsid="000c9d4b" officeooo:paragraph-rsid="004de64c"/>
    </style:style>
    <style:style style:name="P7" style:family="paragraph" style:parent-style-name="Text_20_body">
      <style:text-properties officeooo:rsid="000c9d4b" officeooo:paragraph-rsid="0051177e"/>
    </style:style>
    <style:style style:name="P8" style:family="paragraph" style:parent-style-name="Text_20_body">
      <style:text-properties officeooo:rsid="0037386e" officeooo:paragraph-rsid="0037386e"/>
    </style:style>
    <style:style style:name="P9" style:family="paragraph" style:parent-style-name="Text_20_body">
      <style:text-properties officeooo:rsid="005f70c8" officeooo:paragraph-rsid="005f70c8"/>
    </style:style>
    <style:style style:name="T1" style:family="text">
      <style:text-properties officeooo:rsid="000d8057"/>
    </style:style>
    <style:style style:name="T2" style:family="text">
      <style:text-properties officeooo:rsid="00112b13"/>
    </style:style>
    <style:style style:name="T3" style:family="text">
      <style:text-properties officeooo:rsid="0012d904"/>
    </style:style>
    <style:style style:name="T4" style:family="text">
      <style:text-properties officeooo:rsid="001685f4"/>
    </style:style>
    <style:style style:name="T5" style:family="text">
      <style:text-properties officeooo:rsid="00246346"/>
    </style:style>
    <style:style style:name="T6" style:family="text">
      <style:text-properties officeooo:rsid="003878e4"/>
    </style:style>
    <style:style style:name="T7" style:family="text">
      <style:text-properties officeooo:rsid="003a0a82"/>
    </style:style>
    <style:style style:name="T8" style:family="text">
      <style:text-properties officeooo:rsid="003ff394"/>
    </style:style>
    <style:style style:name="T9" style:family="text">
      <style:text-properties officeooo:rsid="00447928"/>
    </style:style>
    <style:style style:name="T10" style:family="text">
      <style:text-properties officeooo:rsid="0048caed"/>
    </style:style>
    <style:style style:name="T11" style:family="text">
      <style:text-properties officeooo:rsid="004d948a"/>
    </style:style>
    <style:style style:name="T12" style:family="text">
      <style:text-properties officeooo:rsid="004de64c"/>
    </style:style>
    <style:style style:name="T13" style:family="text">
      <style:text-properties officeooo:rsid="004fdd72"/>
    </style:style>
    <style:style style:name="T14" style:family="text">
      <style:text-properties officeooo:rsid="0050d427"/>
    </style:style>
    <style:style style:name="T15" style:family="text">
      <style:text-properties officeooo:rsid="0051eaf8"/>
    </style:style>
    <style:style style:name="T16" style:family="text">
      <style:text-properties officeooo:rsid="00556314"/>
    </style:style>
    <style:style style:name="T17" style:family="text">
      <style:text-properties officeooo:rsid="0057cdbc"/>
    </style:style>
    <style:style style:name="T18" style:family="text">
      <style:text-properties officeooo:rsid="0058ea77"/>
    </style:style>
    <style:style style:name="T19" style:family="text">
      <style:text-properties officeooo:rsid="005adc71"/>
    </style:style>
    <style:style style:name="T20" style:family="text">
      <style:text-properties officeooo:rsid="005c3d86"/>
    </style:style>
    <style:style style:name="T21" style:family="text">
      <style:text-properties officeooo:rsid="00619c08"/>
    </style:style>
    <style:style style:name="T22" style:family="text">
      <style:text-properties officeooo:rsid="00634a3a"/>
    </style:style>
    <style:style style:name="T23" style:family="text">
      <style:text-properties officeooo:rsid="0064de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ontent overview summary report</text:p>
      <text:p text:style-name="P1">The goal of <text:span text:style-name="T11">t</text:span>his project is to design a content overview summary report that can be shared <text:span text:style-name="T4">w</text:span>ith expernal parties. </text:p>
      <text:p text:style-name="P1">Before designing the outline of the report, we should determine the following</text:p>
      <text:p text:style-name="P1">- What can be shown in the report</text:p>
      <text:p text:style-name="P1">- What cannot be shown in the report, i.e., what can we not hsow to our customers</text:p>
      <text:p text:style-name="P1">- What should be shown in the report. There are several things that may be relevant to us, but not to our customer. What would thay appreciate receiving relating to our sources and stories?</text:p>
      <text:p text:style-name="P1">A number of questions likely to be <text:span text:style-name="T23">asked</text:span> by our customers are outlind below:</text:p>
      <text:p text:style-name="P1">- <text:span text:style-name="T11">How many</text:span> source<text:span text:style-name="T11">s do we have per </text:span>country</text:p>
      <text:p text:style-name="P1">- <text:span text:style-name="T11">How many stories are</text:span> story typical<text:span text:style-name="T11">ly seen on a country level per time period (week, month, etc.)</text:span></text:p>
      <text:p text:style-name="P6">- <text:span text:style-name="T12">How many stories are typically seen on a source level per time time period</text:span></text:p>
      <text:p text:style-name="P6">- What are the source names by country (if possible to divulge)</text:p>
      <text:p text:style-name="P1">- <text:span text:style-name="T13">How many stories are typically seen on a category level per time period</text:span></text:p>
      <text:p text:style-name="P1">- What languages are provided by each country</text:p>
      <text:p text:style-name="P1">- What is the typical language distribution by source <text:span text:style-name="T13">in a time period</text:span></text:p>
      <text:p text:style-name="P1">- <text:span text:style-name="T14">How many stories are typically seen </text:span>by language <text:span text:style-name="T14">in a time period</text:span></text:p>
      <text:p text:style-name="P7">- <text:span text:style-name="T2">What are the most talked about entities in the last 24 hours (for example).</text:span></text:p>
      <text:p text:style-name="P7"><text:span text:style-name="T2"><text:tab/>- This may be a V2 feature</text:span></text:p>
      <text:p text:style-name="P1"><text:tab/>- <text:span text:style-name="T3">This could be broken down by source</text:span></text:p>
      <text:p text:style-name="P1">- <text:span text:style-name="T1">(Worth checking: does the scope of a source differentiate from the source location? If this happens frequently, it may be worth duplicating the location questions with source scope)</text:span></text:p>
      <text:p text:style-name="P3">A fundamental ques<text:span text:style-name="T15">ti</text:span>on about the report is will it include a <text:span text:style-name="T5">dashboard, a table/ set of tables, or both? Also, how will it be shared? Will it be emailed to our customers, or will it be shared via Datastudio? <text:s/></text:span></text:p>
      <text:p text:style-name="P4"><text:span text:style-name="T16">In any case, a table will have to power the report. This table should contain the following features:</text:span></text:p>
      <text:p text:style-name="P4">- Source name</text:p>
      <text:p text:style-name="P4">- Source URL</text:p>
      <text:p text:style-name="P4">- <text:span text:style-name="T6">Source location (country only, as customers ar eonly interested in country)</text:span></text:p>
      <text:p text:style-name="P4">- <text:span text:style-name="T7">Source scope (country only)</text:span></text:p>
      <text:p text:style-name="P4">- <text:span text:style-name="T8">Total number of stories (produced in the last month?)</text:span></text:p>
      <text:p text:style-name="P4">- <text:span text:style-name="T8">Source language distribution (perhaps story count per language as a distribution)</text:span></text:p>
      <text:p text:style-name="P4">- <text:span text:style-name="T9">Source category distribution (perhaps story count per category as a distribution)</text:span></text:p>
      <text:p text:style-name="P4"><text:soft-page-break/>- <text:span text:style-name="T10">Source’s top entities (top 10?)</text:span></text:p>
      <text:p text:style-name="P9">I suggest that this report be refreshed on a monthly basis, with th eoption of keeping a copy of each monthly report on record for future reference. <text:span text:style-name="T22">In this case, if the report is to be create in Datastudio, the raw data for each previous month can be downloaded and stores on a local machine or server. </text:span></text:p>
      <text:p text:style-name="P2">One question that comes to mind is how often should this report be updated? It is relatively trivial to slice and dice the data into the many possible dimensions, but refreshing this data on a periodic basis may take a significant amount of time, and therefore ma<text:span text:style-name="T17">y</text:span> not be worth the time investment. If <text:span text:style-name="T18">we</text:span> were to develop a pipeline where<text:span text:style-name="T19">b</text:span>y Bigtable were queried periodically, this may make things easier, but more expensive. Alternatively, <text:span text:style-name="T20">we</text:span> may be able to develop a pipeline where I only have to query the event lo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5T13:09:35.149138997</meta:creation-date>
    <dc:date>2020-03-27T11:56:35.208872574</dc:date>
    <meta:editing-duration>PT2H36M35S</meta:editing-duration>
    <meta:editing-cycles>71</meta:editing-cycles>
    <meta:generator>LibreOffice/6.0.7.3$Linux_X86_64 LibreOffice_project/00m0$Build-3</meta:generator>
    <meta:document-statistic meta:table-count="0" meta:image-count="0" meta:object-count="0" meta:page-count="2" meta:paragraph-count="31" meta:word-count="538" meta:character-count="2976" meta:non-whitespace-character-count="2463"/>
  </office:meta>
</office:document-meta>
</file>